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nBell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Дошёл меньше чем за час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Дошёл за два часа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Шёл долго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14:44:48.1390842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0T16:58:47.702531016</meta:creation-date>
    <dc:date>2020-09-25T14:47:12.036290915</dc:date>
    <meta:editing-duration>PT34M54S</meta:editing-duration>
    <meta:editing-cycles>10</meta:editing-cycles>
    <meta:generator>LibreOffice/6.4.5.2$Linux_X86_64 LibreOffice_project/40$Build-2</meta:generator>
    <meta:document-statistic meta:table-count="1" meta:cell-count="16" meta:object-count="0"/>
  </office:meta>
</office:document-meta>
</file>